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76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08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761cm"/>
    </style:style>
    <style:style style:name="co7" style:family="table-column">
      <style:table-column-properties fo:break-before="auto" style:column-width="10.612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4.216cm"/>
    </style:style>
    <style:style style:name="co10" style:family="table-column">
      <style:table-column-properties fo:break-before="auto" style:column-width="3.082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16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fo:border-bottom="0.06pt solid #000000" fo:background-color="#5eb91e" style:text-align-source="fix" style:repeat-content="false" fo:border-left="1.5pt double-thin #000000" style:border-line-width-left="0.018cm 0.018cm 0.018cm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53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54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55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none"/>
      <style:map style:condition="is-true-formula(ISEVEN(ROW()))" style:apply-style-name="Background_20_Even_20_Colour" style:base-cell-address="BOM.A8"/>
      <style:map style:condition="is-true-formula(ISODD(ROW()))" style:apply-style-name="Background_20_Odd_20_Colour" style:base-cell-address="BOM.A8"/>
    </style:style>
    <style:style style:name="ce56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none"/>
      <style:text-properties style:font-name-asian="Noto Sans CJK SC" style:font-name-complex="Lohit Devanagari"/>
      <style:map style:condition="is-true-formula(ISEVEN(ROW()))" style:apply-style-name="Background_20_Even_20_Colour" style:base-cell-address="BOM.A8"/>
      <style:map style:condition="is-true-formula(ISODD(ROW()))" style:apply-style-name="Background_20_Odd_20_Colour" style:base-cell-address="BOM.A8"/>
    </style:style>
    <style:style style:name="ce57" style:family="table-cell" style:parent-style-name="Default">
      <style:table-cell-properties fo:border-bottom="0.74pt double #000000" style:border-line-width-bottom="0.009cm 0.009cm 0.009cm" fo:border-left="1.5pt double-thin #000000" style:border-line-width-left="0.018cm 0.018cm 0.018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58" style:family="table-cell" style:parent-style-name="Default">
      <style:table-cell-properties fo:border-bottom="none" fo:border-left="none" fo:border-right="none" fo:border-top="0.74pt double #000000" style:border-line-width-top="0.009cm 0.009cm 0.009cm"/>
    </style:style>
    <style:style style:name="ce59" style:family="table-cell" style:parent-style-name="Default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60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61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62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text-properties style:font-name-asian="Noto Sans CJK SC" style:font-name-complex="Lohit Devanagari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63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64" style:family="table-cell" style:parent-style-name="Default">
      <style:table-cell-properties fo:border-bottom="0.06pt solid #000000" fo:background-color="#5eb91e" style:text-align-source="fix" style:repeat-content="false" fo:wrap-option="wrap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65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D17"/>
      <style:map style:condition="is-true-formula(ISODD(ROW()))" style:apply-style-name="Background_20_Odd_20_Colour" style:base-cell-address="BOM.D17"/>
    </style:style>
    <style:style style:name="ce66" style:family="table-cell" style:parent-style-name="Default">
      <style:table-cell-properties fo:border-bottom="none" fo:wrap-option="wrap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67" style:family="table-cell" style:parent-style-name="Default" style:data-style-name="N20122"/>
    <style:style style:name="ce68" style:family="table-cell" style:parent-style-name="Default" style:data-style-name="N20122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69" style:family="table-cell" style:parent-style-name="Default" style:data-style-name="N20122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70" style:family="table-cell" style:parent-style-name="Default" style:data-style-name="N20122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72" style:family="table-cell" style:parent-style-name="Default" style:data-style-name="N20122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text-properties style:font-name-asian="Noto Sans CJK SC" style:font-name-complex="Lohit Devanagari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73" style:family="table-cell" style:parent-style-name="Default" style:data-style-name="N20121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74" style:family="table-cell" style:parent-style-name="Default" style:data-style-name="N20121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text-properties style:font-name-asian="Noto Sans CJK SC" style:font-name-complex="Lohit Devanagari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75" style:family="table-cell" style:parent-style-name="Default" style:data-style-name="N20121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76" style:family="table-cell" style:parent-style-name="Default" style:data-style-name="N20121">
      <style:table-cell-properties fo:border-bottom="none" fo:border-left="none" fo:border-right="none" fo:border-top="0.74pt double #000000" style:border-line-width-top="0.009cm 0.009cm 0.009cm"/>
    </style:style>
    <style:style style:name="ce77" style:family="table-cell" style:parent-style-name="Default" style:data-style-name="N20121">
      <style:text-properties fo:font-weight="bold" style:font-weight-asian="bold" style:font-weight-complex="bold"/>
    </style:style>
    <style:style style:name="ce27" style:family="table-cell" style:parent-style-name="Default" style:data-style-name="N20121"/>
    <style:style style:name="ce79" style:family="table-cell" style:parent-style-name="Default" style:data-style-name="N20121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80" style:family="table-cell" style:parent-style-name="Default" style:data-style-name="N20121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81" style:family="table-cell" style:parent-style-name="Default" style:data-style-name="N20121">
      <style:table-cell-properties fo:border="none"/>
    </style:style>
    <style:style style:name="ce32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H6"/>
      <style:map style:condition="is-true-formula(ISODD(ROW()))" style:apply-style-name="Background_20_Odd_20_Colour" style:base-cell-address="BOM.H6"/>
    </style:style>
    <style:style style:name="ce82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H8"/>
      <style:map style:condition="is-true-formula(ISODD(ROW()))" style:apply-style-name="Background_20_Odd_20_Colour" style:base-cell-address="BOM.H8"/>
    </style:style>
    <style:style style:name="ce83" style:family="table-cell" style:parent-style-name="Default">
      <style:table-cell-properties fo:border-bottom="none" style:text-align-source="fix" style:repeat-content="false" fo:border-left="1.5pt double-thin #000000" style:border-line-width-left="0.018cm 0.018cm 0.018cm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order-left="1.5pt double-thin #000000" style:border-line-width-left="0.018cm 0.018cm 0.018cm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7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1005" table:default-cell-style-name="Default"/>
        <table:table-row table:style-name="ro1">
          <table:table-cell table:style-name="ce51" office:value-type="string" calcext:value-type="string" table:number-columns-spanned="12" table:number-rows-spanned="1">
            <text:p>PicoXpander Sensor Board</text:p>
          </table:table-cell>
          <table:covered-table-cell table:number-columns-repeated="4"/>
          <table:covered-table-cell table:style-name="ce67"/>
          <table:covered-table-cell table:style-name="ce27"/>
          <table:covered-table-cell table:number-columns-repeated="5"/>
          <table:table-cell table:number-columns-repeated="1012"/>
        </table:table-row>
        <table:table-row table:style-name="ro2">
          <table:table-cell table:style-name="ce52" office:value-type="string" calcext:value-type="string">
            <text:p>Description</text:p>
          </table:table-cell>
          <table:table-cell table:style-name="ce59" office:value-type="string" calcext:value-type="string">
            <text:p>Part Number</text:p>
          </table:table-cell>
          <table:table-cell table:style-name="ce59" office:value-type="string" calcext:value-type="string">
            <text:p>Package</text:p>
          </table:table-cell>
          <table:table-cell table:style-name="ce64" office:value-type="string" calcext:value-type="string">
            <text:p>Datasheet/</text:p>
            <text:p>Manufacturer</text:p>
          </table:table-cell>
          <table:table-cell table:style-name="ce59" office:value-type="string" calcext:value-type="string">
            <text:p>Quantity</text:p>
          </table:table-cell>
          <table:table-cell table:style-name="ce68" office:value-type="string" calcext:value-type="string">
            <text:p>Unit Cost</text:p>
          </table:table-cell>
          <table:table-cell table:style-name="ce79" office:value-type="string" calcext:value-type="string">
            <text:p>Total Cost</text:p>
          </table:table-cell>
          <table:table-cell table:style-name="ce59" office:value-type="string" calcext:value-type="string">
            <text:p>Supplier</text:p>
          </table:table-cell>
          <table:table-cell table:style-name="ce59" office:value-type="string" calcext:value-type="string">
            <text:p>Second</text:p>
            <text:p>Source</text:p>
          </table:table-cell>
          <table:table-cell table:style-name="ce59" office:value-type="string" calcext:value-type="string">
            <text:p>Third</text:p>
            <text:p>Source</text:p>
          </table:table-cell>
          <table:table-cell table:style-name="ce59" office:value-type="string" calcext:value-type="string">
            <text:p>Price</text:p>
            <text:p>Breakpoint</text:p>
          </table:table-cell>
          <table:table-cell table:style-name="ce59" office:value-type="string" calcext:value-type="string">
            <text:p>Comment</text:p>
          </table:table-cell>
          <table:table-cell table:style-name="ce83"/>
          <table:table-cell table:style-name="ce85" table:number-columns-repeated="1011"/>
        </table:table-row>
        <table:table-row table:style-name="ro3">
          <table:table-cell table:style-name="ce53"/>
          <table:table-cell table:style-name="ce60" table:number-columns-repeated="4"/>
          <table:table-cell table:style-name="ce69"/>
          <table:table-cell table:style-name="ce80" table:formula="of:=[.E3]*[.F3]" office:value-type="float" office:value="0" calcext:value-type="float">
            <text:p/>
          </table:table-cell>
          <table:table-cell table:style-name="ce60" table:number-columns-repeated="5"/>
          <table:table-cell table:style-name="ce84"/>
          <table:table-cell table:number-columns-repeated="1011"/>
        </table:table-row>
        <table:table-row table:style-name="ro3">
          <table:table-cell table:style-name="ce54" office:value-type="string" calcext:value-type="string">
            <text:p>Buzzer Passive 8530</text:p>
          </table:table-cell>
          <table:table-cell table:style-name="ce61" office:value-type="float" office:value="8530" calcext:value-type="float">
            <text:p>8530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70" office:value-type="currency" office:currency="NZD" office:value="2.53345" calcext:value-type="currency">
            <text:p>$2.53</text:p>
          </table:table-cell>
          <table:table-cell table:style-name="ce80" table:formula="of:=[.E4]*[.F4]" office:value-type="float" office:value="2.53345" calcext:value-type="float">
            <text:p>$2.53</text:p>
          </table:table-cell>
          <table:table-cell table:style-name="ce61" office:value-type="string" calcext:value-type="string">
            <text:p><text:a xlink:href="https://www.aliexpress.com/item/1005005880586596.html" xlink:type="simple">AliExpress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3">
          <table:table-cell table:style-name="ce54" office:value-type="string" calcext:value-type="string">
            <text:p>Capacitor 100nF 50V ceramic</text:p>
          </table:table-cell>
          <table:table-cell table:style-name="ce61" office:value-type="string" calcext:value-type="string">
            <text:p>C0805C104M5RACAUTO</text:p>
          </table:table-cell>
          <table:table-cell table:style-name="ce61" office:value-type="string" calcext:value-type="string">
            <text:p>0805/2012m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70" office:value-type="currency" office:currency="NZD" office:value="0.09" calcext:value-type="currency">
            <text:p>$0.09</text:p>
          </table:table-cell>
          <table:table-cell table:style-name="ce80" table:formula="of:=[.E5]*[.F5]" office:value-type="float" office:value="0.36" calcext:value-type="float">
            <text:p>$0.36</text:p>
          </table:table-cell>
          <table:table-cell table:style-name="ce61" office:value-type="string" calcext:value-type="string">
            <text:p><text:a xlink:href="https://www.digikey.co.nz/en/products/detail/kemet/C0805C104M5RACAUTO/5762233" xlink:type="simple">Digikey</text:a></text:p>
          </table:table-cell>
          <table:table-cell table:style-name="ce61" table:number-columns-repeated="2"/>
          <table:table-cell table:style-name="ce61" office:value-type="float" office:value="100" calcext:value-type="float">
            <text:p>100</text:p>
          </table:table-cell>
          <table:table-cell table:style-name="ce61"/>
          <table:table-cell table:style-name="ce84"/>
          <table:table-cell table:number-columns-repeated="1011"/>
        </table:table-row>
        <table:table-row table:style-name="ro3">
          <table:table-cell table:style-name="ce54" office:value-type="string" calcext:value-type="string">
            <text:p>Capacitor 150µF 6V3 0805 ceramic Al Poly capacitor</text:p>
          </table:table-cell>
          <table:table-cell table:style-name="ce61" office:value-type="string" calcext:value-type="string">
            <text:p>SA10JM470A19R25XXX</text:p>
          </table:table-cell>
          <table:table-cell table:style-name="ce61" office:value-type="string" calcext:value-type="string">
            <text:p>2917/7343m</text:p>
          </table:table-cell>
          <table:table-cell table:style-name="ce61" office:value-type="string" calcext:value-type="string">
            <text:p><text:a xlink:href="https://aishi.us/files/A_Series.pdf" xlink:type="simple">SA10JM151A19R15</text:a>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currency" office:currency="NZD" office:value="0.1734" calcext:value-type="currency">
            <text:p>$0.17</text:p>
          </table:table-cell>
          <table:table-cell table:style-name="ce80" table:formula="of:=[.E6]*[.F6]" office:value-type="float" office:value="0.5202" calcext:value-type="float">
            <text:p>$0.52</text:p>
          </table:table-cell>
          <table:table-cell table:style-name="ce32" office:value-type="string" calcext:value-type="string">
            <text:p><text:a xlink:href="https://www.digikey.co.nz/en/products/detail/aishi-capacitors/SA10JM151A19R15XXX/16536266" xlink:type="simple">Digikey</text:a></text:p>
          </table:table-cell>
          <table:table-cell table:style-name="ce61" table:number-columns-repeated="2"/>
          <table:table-cell table:style-name="ce61" office:value-type="float" office:value="100" calcext:value-type="float">
            <text:p>100</text:p>
          </table:table-cell>
          <table:table-cell table:style-name="ce61"/>
          <table:table-cell table:style-name="ce84"/>
          <table:table-cell table:number-columns-repeated="1011"/>
        </table:table-row>
        <table:table-row table:style-name="ro3">
          <table:table-cell table:style-name="ce54" office:value-type="string" calcext:value-type="string">
            <text:p>Connector 2.54mm 2x15 pin right-angle female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70" office:value-type="currency" office:currency="NZD" office:value="0.91" calcext:value-type="currency">
            <text:p>$0.91</text:p>
          </table:table-cell>
          <table:table-cell table:style-name="ce80" table:formula="of:=[.E7]*[.F7]" office:value-type="float" office:value="0.91" calcext:value-type="float">
            <text:p>$0.91</text:p>
          </table:table-cell>
          <table:table-cell table:style-name="ce61" office:value-type="string" calcext:value-type="string">
            <text:p><text:a xlink:href="https://www.aliexpress.com/item/1005001288367127.html" xlink:type="simple">AliExpress</text:a>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84"/>
          <table:table-cell table:number-columns-repeated="1011"/>
        </table:table-row>
        <table:table-row table:style-name="ro3">
          <table:table-cell table:style-name="ce55" office:value-type="string" calcext:value-type="string">
            <text:p>Connector 4 pin socket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70"/>
          <table:table-cell table:style-name="ce80" table:formula="of:=[.E8]*[.F8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3">
          <table:table-cell table:style-name="ce56" office:value-type="string" calcext:value-type="string">
            <text:p>Diode Schottky SMT 1N4148W</text:p>
          </table:table-cell>
          <table:table-cell table:style-name="ce62" office:value-type="string" calcext:value-type="string">
            <text:p>1N4148W</text:p>
          </table:table-cell>
          <table:table-cell table:style-name="ce62" office:value-type="string" calcext:value-type="string">
            <text:p>SOD-123</text:p>
          </table:table-cell>
          <table:table-cell table:style-name="ce61" office:value-type="string" calcext:value-type="string">
            <text:p><text:a xlink:href="https://mm.digikey.com/Volume0/opasdata/d220001/medias/docus/4994/1N4148W.pdf" xlink:type="simple">EvvoSemi</text:a></text:p>
          </table:table-cell>
          <table:table-cell table:style-name="ce61" office:value-type="float" office:value="1" calcext:value-type="float">
            <text:p>1</text:p>
          </table:table-cell>
          <table:table-cell table:style-name="ce72" office:value-type="currency" office:currency="NZD" office:value="0.0455" calcext:value-type="currency">
            <text:p>$0.05</text:p>
          </table:table-cell>
          <table:table-cell table:style-name="ce80" table:formula="of:=[.E9]*[.F9]" office:value-type="float" office:value="0.0455" calcext:value-type="float">
            <text:p>$0.05</text:p>
          </table:table-cell>
          <table:table-cell table:style-name="ce82" office:value-type="string" calcext:value-type="string">
            <text:p><text:a xlink:href="https://www.digikey.co.nz/en/products/detail/evvo/1N4148W/21407175" xlink:type="simple">Digikey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3">
          <table:table-cell table:style-name="ce56" office:value-type="string" calcext:value-type="string">
            <text:p>Fuse 100mA Poly/Self recovering</text:p>
          </table:table-cell>
          <table:table-cell table:style-name="ce62" office:value-type="string" calcext:value-type="string">
            <text:p>100mA</text:p>
          </table:table-cell>
          <table:table-cell table:style-name="ce62" office:value-type="string" calcext:value-type="string">
            <text:p>0805/2012m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72" office:value-type="currency" office:currency="NZD" office:value="0.20355" calcext:value-type="currency">
            <text:p>$0.20</text:p>
          </table:table-cell>
          <table:table-cell table:style-name="ce80" table:formula="of:=[.E10]*[.F10]" office:value-type="float" office:value="0.20355" calcext:value-type="float">
            <text:p>$0.20</text:p>
          </table:table-cell>
          <table:table-cell table:style-name="ce82" office:value-type="string" calcext:value-type="string">
            <text:p><text:a xlink:href="https://www.aliexpress.com/item/32957754268.html" xlink:type="simple">AliExpress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3">
          <table:table-cell table:style-name="ce55" office:value-type="string" calcext:value-type="string">
            <text:p>IC BME688 Pressure, Humidity, Temperature, Odor Sensor</text:p>
          </table:table-cell>
          <table:table-cell table:style-name="ce61" office:value-type="string" calcext:value-type="string">
            <text:p>BME688</text:p>
          </table:table-cell>
          <table:table-cell table:style-name="ce61"/>
          <table:table-cell table:style-name="ce61" office:value-type="string" calcext:value-type="string">
            <text:p><text:a xlink:href="https://www.bosch-sensortec.com/media/boschsensortec/downloads/datasheets/bst-bme688-ds000.pdf" xlink:type="simple">Bosch</text:a>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currency" office:currency="NZD" office:value="16.761" calcext:value-type="currency">
            <text:p>$16.76</text:p>
          </table:table-cell>
          <table:table-cell table:style-name="ce80" table:formula="of:=[.E11]*[.F11]" office:value-type="float" office:value="16.761" calcext:value-type="float">
            <text:p>$16.76</text:p>
          </table:table-cell>
          <table:table-cell table:style-name="ce82" office:value-type="string" calcext:value-type="string">
            <text:p><text:a xlink:href="https://www.digikey.co.nz/en/products/detail/bosch-sensortec/BME688/13681261" xlink:type="simple">Digikey</text:a>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84"/>
          <table:table-cell table:number-columns-repeated="1011"/>
        </table:table-row>
        <table:table-row table:style-name="ro3">
          <table:table-cell table:style-name="ce55" office:value-type="string" calcext:value-type="string">
            <text:p>IC I2C to Digital IO Expander</text:p>
          </table:table-cell>
          <table:table-cell table:style-name="ce61" office:value-type="string" calcext:value-type="string">
            <text:p>TCA9555PWR</text:p>
          </table:table-cell>
          <table:table-cell table:style-name="ce61"/>
          <table:table-cell table:style-name="ce61" office:value-type="string" calcext:value-type="string">
            <text:p><text:a xlink:href="https://www.ti.com/lit/ds/symlink/tca9555.pdf?HQS=dis-dk-null-digikeymode-dsf-pf-null-wwe&amp;ts=1710387320272&amp;ref_url=https%253A%252F%252Fwww.ti.com%252Fgeneral%252Fdocs%252Fsuppproductinfo.tsp%253FdistId%253D10%2526gotoUrl%253Dhttps%253A%252F%252Fwww.ti.com%252Flit%252Fgpn%252Ftca9555" xlink:type="simple">Texas Instruments</text:a>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currency" office:currency="NZD" office:value="2.1516" calcext:value-type="currency">
            <text:p>$2.15</text:p>
          </table:table-cell>
          <table:table-cell table:style-name="ce80" table:formula="of:=[.E12]*[.F12]" office:value-type="float" office:value="2.1516" calcext:value-type="float">
            <text:p>$2.15</text:p>
          </table:table-cell>
          <table:table-cell table:style-name="ce82" office:value-type="string" calcext:value-type="string">
            <text:p><text:a xlink:href="https://www.digikey.co.nz/en/products/detail/texas-instruments/TCA9555PWR/2094642" xlink:type="simple">Digikey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3">
          <table:table-cell table:style-name="ce55" office:value-type="string" calcext:value-type="string">
            <text:p>IC Opamp LM358LV</text:p>
          </table:table-cell>
          <table:table-cell table:style-name="ce61" office:value-type="string" calcext:value-type="string">
            <text:p>LM358LV</text:p>
          </table:table-cell>
          <table:table-cell table:style-name="ce61" office:value-type="string" calcext:value-type="string">
            <text:p>SOIC-8</text:p>
          </table:table-cell>
          <table:table-cell table:style-name="ce61" office:value-type="string" calcext:value-type="string">
            <text:p><text:a xlink:href="https://www.ti.com/general/docs/suppproductinfo.tsp?distId=10&amp;gotoUrl=https%3A%2F%2Fwww.ti.com%2Flit%2Fgpn%2Flm324lv" xlink:type="simple">Texas Instruments</text:a>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currency" office:currency="NZD" office:value="0.154" calcext:value-type="currency">
            <text:p>$0.15</text:p>
          </table:table-cell>
          <table:table-cell table:style-name="ce80" table:formula="of:=[.E13]*[.F13]" office:value-type="float" office:value="0.154" calcext:value-type="float">
            <text:p>$0.15</text:p>
          </table:table-cell>
          <table:table-cell table:style-name="ce82" office:value-type="string" calcext:value-type="string">
            <text:p><text:a xlink:href="https://www.digikey.co.nz/en/products/detail/texas-instruments/LM358LVIDR/9659614" xlink:type="simple">Digikey</text:a></text:p>
          </table:table-cell>
          <table:table-cell table:style-name="ce61" table:number-columns-repeated="2"/>
          <table:table-cell table:style-name="ce61" office:value-type="float" office:value="100" calcext:value-type="float">
            <text:p>100</text:p>
          </table:table-cell>
          <table:table-cell table:style-name="ce61" office:value-type="string" calcext:value-type="string">
            <text:p>Must be LV (Low Voltage) version</text:p>
          </table:table-cell>
          <table:table-cell table:style-name="ce84"/>
          <table:table-cell table:number-columns-repeated="1011"/>
        </table:table-row>
        <table:table-row table:style-name="ro3">
          <table:table-cell table:style-name="ce55" office:value-type="string" calcext:value-type="string">
            <text:p>IC Inertial Measurement Unit (6DoF)</text:p>
          </table:table-cell>
          <table:table-cell table:style-name="ce61" office:value-type="string" calcext:value-type="string">
            <text:p>LSM6DSM</text:p>
          </table:table-cell>
          <table:table-cell table:style-name="ce61" office:value-type="string" calcext:value-type="string">
            <text:p>14-LGA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70" office:value-type="currency" office:currency="NZD" office:value="5.15" calcext:value-type="currency">
            <text:p>$5.15</text:p>
          </table:table-cell>
          <table:table-cell table:style-name="ce80" table:formula="of:=[.E14]*[.F14]" office:value-type="float" office:value="5.15" calcext:value-type="float">
            <text:p>$5.15</text:p>
          </table:table-cell>
          <table:table-cell table:style-name="ce82" office:value-type="string" calcext:value-type="string">
            <text:p><text:a xlink:href="https://www.digikey.co.nz/en/products/detail/stmicroelectronics/LSM6DSMTR/6192777" xlink:type="simple">Digikey</text:a></text:p>
          </table:table-cell>
          <table:table-cell table:style-name="ce61" table:number-columns-repeated="2"/>
          <table:table-cell table:style-name="ce61" office:value-type="float" office:value="25" calcext:value-type="float">
            <text:p>25</text:p>
          </table:table-cell>
          <table:table-cell table:style-name="ce61"/>
          <table:table-cell table:style-name="ce84"/>
          <table:table-cell table:number-columns-repeated="1011"/>
        </table:table-row>
        <table:table-row table:style-name="ro3">
          <table:table-cell table:style-name="ce55" office:value-type="string" calcext:value-type="string">
            <text:p>LDR </text:p>
          </table:table-cell>
          <table:table-cell table:style-name="ce61" table:number-columns-repeated="4"/>
          <table:table-cell table:style-name="ce70"/>
          <table:table-cell table:style-name="ce80" table:formula="of:=[.E15]*[.F15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3">
          <table:table-cell table:style-name="ce55" office:value-type="string" calcext:value-type="string">
            <text:p>LED Red 0805</text:p>
          </table:table-cell>
          <table:table-cell table:style-name="ce61"/>
          <table:table-cell table:style-name="ce61" office:value-type="string" calcext:value-type="string">
            <text:p>0805/2012m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73" office:value-type="float" office:value="0.077" calcext:value-type="float">
            <text:p>$0.08</text:p>
          </table:table-cell>
          <table:table-cell table:style-name="ce80" table:formula="of:=[.E16]*[.F16]" office:value-type="float" office:value="0.077" calcext:value-type="float">
            <text:p>$0.08</text:p>
          </table:table-cell>
          <table:table-cell table:style-name="ce82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61" table:number-columns-repeated="2"/>
          <table:table-cell table:style-name="ce61" office:value-type="float" office:value="100" calcext:value-type="float">
            <text:p>100</text:p>
          </table:table-cell>
          <table:table-cell table:style-name="ce61"/>
          <table:table-cell table:style-name="ce84"/>
          <table:table-cell table:number-columns-repeated="1011"/>
        </table:table-row>
        <table:table-row table:style-name="ro3">
          <table:table-cell table:style-name="ce55" office:value-type="string" calcext:value-type="string">
            <text:p>LED RGB</text:p>
          </table:table-cell>
          <table:table-cell table:style-name="ce61" office:value-type="string" calcext:value-type="string">
            <text:p>WS2812B</text:p>
          </table:table-cell>
          <table:table-cell table:style-name="ce61"/>
          <table:table-cell table:style-name="ce65" office:value-type="string" calcext:value-type="string">
            <text:p><text:a xlink:href="https://cdn.sparkfun.com/datasheets/BreakoutBoards/WS2812B.pdf" xlink:type="simple">WorldSemi</text:a></text:p>
          </table:table-cell>
          <table:table-cell table:style-name="ce61" office:value-type="float" office:value="8" calcext:value-type="float">
            <text:p>8</text:p>
          </table:table-cell>
          <table:table-cell table:style-name="ce73" office:value-type="float" office:value="0.1126" calcext:value-type="float">
            <text:p>$0.11</text:p>
          </table:table-cell>
          <table:table-cell table:style-name="ce80" table:formula="of:=[.E17]*[.F17]" office:value-type="float" office:value="0.9008" calcext:value-type="float">
            <text:p>$0.90</text:p>
          </table:table-cell>
          <table:table-cell table:style-name="ce82" office:value-type="string" calcext:value-type="string">
            <text:p><text:a xlink:href="https://www.aliexpress.com/item/1005007306377150.html" xlink:type="simple">AliExpress</text:a></text:p>
          </table:table-cell>
          <table:table-cell table:style-name="ce61" office:value-type="string" calcext:value-type="string">
            <text:p><text:a xlink:href="https://www.digikey.co.nz/en/products/detail/sparkfun-electronics/COM-16347/11630204" xlink:type="simple">Digikey</text:a></text:p>
          </table:table-cell>
          <table:table-cell table:style-name="ce61" table:number-columns-repeated="3"/>
          <table:table-cell table:style-name="ce84"/>
          <table:table-cell table:number-columns-repeated="1011"/>
        </table:table-row>
        <table:table-row table:style-name="ro3">
          <table:table-cell table:style-name="ce55" office:value-type="string" calcext:value-type="string">
            <text:p>PCB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73" office:value-type="float" office:value="4" calcext:value-type="float">
            <text:p>$4.00</text:p>
          </table:table-cell>
          <table:table-cell table:style-name="ce80" table:formula="of:=[.E18]*[.F18]" office:value-type="float" office:value="4" calcext:value-type="float">
            <text:p>$4.00</text:p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3">
          <table:table-cell table:style-name="ce55" office:value-type="string" calcext:value-type="string">
            <text:p>PCB Assembly</text:p>
          </table:table-cell>
          <table:table-cell table:style-name="ce61" table:number-columns-repeated="2"/>
          <table:table-cell table:style-name="ce66"/>
          <table:table-cell table:style-name="ce61" office:value-type="float" office:value="1" calcext:value-type="float">
            <text:p>1</text:p>
          </table:table-cell>
          <table:table-cell table:style-name="ce73" office:value-type="float" office:value="5" calcext:value-type="float">
            <text:p>$5.00</text:p>
          </table:table-cell>
          <table:table-cell table:style-name="ce80" table:formula="of:=[.E19]*[.F19]" office:value-type="float" office:value="5" calcext:value-type="float">
            <text:p>$5.00</text:p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3">
          <table:table-cell table:style-name="ce55" office:value-type="string" calcext:value-type="string">
            <text:p>Resistor 1/8W 1% 220R</text:p>
          </table:table-cell>
          <table:table-cell table:style-name="ce61" office:value-type="string" calcext:value-type="string">
            <text:p>RMCF0805FTR220</text:p>
          </table:table-cell>
          <table:table-cell table:style-name="ce61" office:value-type="string" calcext:value-type="string">
            <text:p>0805/2012m</text:p>
          </table:table-cell>
          <table:table-cell table:style-name="ce66" office:value-type="string" calcext:value-type="string">
            <text:p><text:a xlink:href="https://www.seielect.com/catalog/sei-rmcf_rmcp.pdf" xlink:type="simple">Stackpole</text:a></text:p>
          </table:table-cell>
          <table:table-cell table:style-name="ce61" office:value-type="float" office:value="16" calcext:value-type="float">
            <text:p>16</text:p>
          </table:table-cell>
          <table:table-cell table:style-name="ce73" office:value-type="float" office:value="0.0188" calcext:value-type="float">
            <text:p>$0.02</text:p>
          </table:table-cell>
          <table:table-cell table:style-name="ce80" table:formula="of:=[.E20]*[.F20]" office:value-type="float" office:value="0.3008" calcext:value-type="float">
            <text:p>$0.30</text:p>
          </table:table-cell>
          <table:table-cell table:style-name="ce82" office:value-type="string" calcext:value-type="string">
            <text:p><text:a xlink:href="https://www.digikey.co.nz/en/products/detail/stackpole-electronics-inc/RMCF0805FTR220/1760598" xlink:type="simple">Digikey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3">
          <table:table-cell table:style-name="ce55" office:value-type="string" calcext:value-type="string">
            <text:p>Resistor 1/8W 1% 1K2</text:p>
          </table:table-cell>
          <table:table-cell table:style-name="ce61" office:value-type="string" calcext:value-type="string">
            <text:p>RMCF0805FT1K20</text:p>
          </table:table-cell>
          <table:table-cell table:style-name="ce61" office:value-type="string" calcext:value-type="string">
            <text:p>0805/2012m</text:p>
          </table:table-cell>
          <table:table-cell table:style-name="ce66" office:value-type="string" calcext:value-type="string">
            <text:p><text:a xlink:href="https://www.seielect.com/catalog/sei-rmcf_rmcp.pdf" xlink:type="simple">Stackpole</text:a></text:p>
          </table:table-cell>
          <table:table-cell table:style-name="ce61" office:value-type="float" office:value="1" calcext:value-type="float">
            <text:p>1</text:p>
          </table:table-cell>
          <table:table-cell table:style-name="ce73" office:value-type="float" office:value="0.0188" calcext:value-type="float">
            <text:p>$0.02</text:p>
          </table:table-cell>
          <table:table-cell table:style-name="ce80" table:formula="of:=[.E21]*[.F21]" office:value-type="float" office:value="0.0188" calcext:value-type="float">
            <text:p>$0.02</text:p>
          </table:table-cell>
          <table:table-cell table:style-name="ce82" office:value-type="string" calcext:value-type="string">
            <text:p><text:a xlink:href="https://www.digikey.co.nz/en/products/detail/stackpole-electronics-inc/RMCF0805FT1K20/1760625" xlink:type="simple">Digikey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3">
          <table:table-cell table:style-name="ce56" office:value-type="string" calcext:value-type="string">
            <text:p><text:span text:style-name="T1">Resistor 1/8W 1% 4K</text:span><text:span text:style-name="T2">7</text:span></text:p>
          </table:table-cell>
          <table:table-cell table:style-name="ce61" office:value-type="string" calcext:value-type="string">
            <text:p>RMCF0805FT4K70 </text:p>
          </table:table-cell>
          <table:table-cell table:style-name="ce61" office:value-type="string" calcext:value-type="string">
            <text:p>0805/2012m</text:p>
          </table:table-cell>
          <table:table-cell table:style-name="ce66" office:value-type="string" calcext:value-type="string">
            <text:p><text:a xlink:href="https://www.seielect.com/catalog/sei-rmcf_rmcp.pdf" xlink:type="simple">Stackpole</text:a></text:p>
          </table:table-cell>
          <table:table-cell table:style-name="ce61" office:value-type="float" office:value="4" calcext:value-type="float">
            <text:p>4</text:p>
          </table:table-cell>
          <table:table-cell table:style-name="ce73" office:value-type="float" office:value="0.0188" calcext:value-type="float">
            <text:p>$0.02</text:p>
          </table:table-cell>
          <table:table-cell table:style-name="ce80" table:formula="of:=[.E22]*[.F22]" office:value-type="float" office:value="0.0752" calcext:value-type="float">
            <text:p>$0.08</text:p>
          </table:table-cell>
          <table:table-cell table:style-name="ce82" office:value-type="string" calcext:value-type="string">
            <text:p><text:a xlink:href="https://www.digikey.co.nz/en/products/detail/stackpole-electronics-inc/RMCF0805FT4K70/1760659" xlink:type="simple">Digikey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3">
          <table:table-cell table:style-name="ce56" office:value-type="string" calcext:value-type="string">
            <text:p><text:span text:style-name="T1">Resistor 1/8W 1% 10K</text:span><text:span text:style-name="T2">Ω</text:span></text:p>
          </table:table-cell>
          <table:table-cell table:style-name="ce62" office:value-type="string" calcext:value-type="string">
            <text:p>RMCF0805FT10K0</text:p>
          </table:table-cell>
          <table:table-cell table:style-name="ce61" office:value-type="string" calcext:value-type="string">
            <text:p>0805/2012m</text:p>
          </table:table-cell>
          <table:table-cell table:style-name="ce66" office:value-type="string" calcext:value-type="string">
            <text:p><text:a xlink:href="https://www.seielect.com/catalog/sei-rmcf_rmcp.pdf" xlink:type="simple">Stackpole</text:a></text:p>
          </table:table-cell>
          <table:table-cell table:style-name="ce61" office:value-type="float" office:value="2" calcext:value-type="float">
            <text:p>2</text:p>
          </table:table-cell>
          <table:table-cell table:style-name="ce74" office:value-type="float" office:value="0.0188" calcext:value-type="float">
            <text:p>$0.02</text:p>
          </table:table-cell>
          <table:table-cell table:style-name="ce80" table:formula="of:=[.E23]*[.F23]" office:value-type="float" office:value="0.0376" calcext:value-type="float">
            <text:p>$0.04</text:p>
          </table:table-cell>
          <table:table-cell table:style-name="ce82" office:value-type="string" calcext:value-type="string">
            <text:p><text:a xlink:href="https://www.digikey.co.nz/en/products/detail/stackpole-electronics-inc/RMCF0805FT10K0/1760676" xlink:type="simple">Digikey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3">
          <table:table-cell table:style-name="ce55" office:value-type="string" calcext:value-type="string">
            <text:p>Servo motor SG90 1.4kg 60°</text:p>
          </table:table-cell>
          <table:table-cell table:style-name="ce61" office:value-type="string" calcext:value-type="string">
            <text:p>SG90</text:p>
          </table:table-cell>
          <table:table-cell table:style-name="ce61"/>
          <table:table-cell table:style-name="ce61" office:value-type="string" calcext:value-type="string">
            <text:p><text:a xlink:href="https://friendlywire.com/projects/ne555-servo-safe/SG90-datasheet.pdf" xlink:type="simple">FriendlyWire</text:a></text:p>
          </table:table-cell>
          <table:table-cell table:style-name="ce61" office:value-type="float" office:value="1" calcext:value-type="float">
            <text:p>1</text:p>
          </table:table-cell>
          <table:table-cell table:style-name="ce73" office:value-type="float" office:value="2.18" calcext:value-type="float">
            <text:p>$2.18</text:p>
          </table:table-cell>
          <table:table-cell table:style-name="ce80" table:formula="of:=[.E24]*[.F24]" office:value-type="float" office:value="2.18" calcext:value-type="float">
            <text:p>$2.18</text:p>
          </table:table-cell>
          <table:table-cell table:style-name="ce82" office:value-type="string" calcext:value-type="string">
            <text:p><text:a xlink:href="https://www.aliexpress.com/item/1489318672.html" xlink:type="simple">AliExpress</text:a></text:p>
          </table:table-cell>
          <table:table-cell table:style-name="ce61" table:number-columns-repeated="2"/>
          <table:table-cell table:style-name="ce61" office:value-type="float" office:value="100" calcext:value-type="float">
            <text:p>100</text:p>
          </table:table-cell>
          <table:table-cell table:style-name="ce61"/>
          <table:table-cell table:style-name="ce84"/>
          <table:table-cell table:number-columns-repeated="1011"/>
        </table:table-row>
        <table:table-row table:style-name="ro3">
          <table:table-cell table:style-name="ce55" office:value-type="string" calcext:value-type="string">
            <text:p>Transistor NPN</text:p>
          </table:table-cell>
          <table:table-cell table:style-name="ce61" office:value-type="string" calcext:value-type="string">
            <text:p>MMBT3904</text:p>
          </table:table-cell>
          <table:table-cell table:style-name="ce61" office:value-type="string" calcext:value-type="string">
            <text:p>SOT-23</text:p>
          </table:table-cell>
          <table:table-cell table:style-name="ce61" office:value-type="string" calcext:value-type="string">
            <text:p><text:a xlink:href="https://mm.digikey.com/Volume0/opasdata/d220001/medias/docus/1104/MMBT3904.pdf" xlink:type="simple">EvvoSemi</text:a></text:p>
          </table:table-cell>
          <table:table-cell table:style-name="ce61" office:value-type="float" office:value="1" calcext:value-type="float">
            <text:p>1</text:p>
          </table:table-cell>
          <table:table-cell table:style-name="ce73" office:value-type="float" office:value="0.0424" calcext:value-type="float">
            <text:p>$0.04</text:p>
          </table:table-cell>
          <table:table-cell table:style-name="ce80" table:formula="of:=[.E25]*[.F25]" office:value-type="float" office:value="0.0424" calcext:value-type="float">
            <text:p>$0.04</text:p>
          </table:table-cell>
          <table:table-cell table:style-name="ce82" office:value-type="string" calcext:value-type="string">
            <text:p><text:a xlink:href="https://www.digikey.co.nz/en/products/detail/evvo/MMBT3904/21407226" xlink:type="simple">Digikey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3">
          <table:table-cell table:style-name="ce55" office:value-type="string" calcext:value-type="string">
            <text:p>Ultrasonic Sensor</text:p>
          </table:table-cell>
          <table:table-cell table:style-name="ce61" office:value-type="string" calcext:value-type="string">
            <text:p>HCSR04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73" office:value-type="float" office:value="1.3961" calcext:value-type="float">
            <text:p>$1.40</text:p>
          </table:table-cell>
          <table:table-cell table:style-name="ce80" table:formula="of:=[.E26]*[.F26]" office:value-type="float" office:value="1.3961" calcext:value-type="float">
            <text:p>$1.40</text:p>
          </table:table-cell>
          <table:table-cell table:style-name="ce82" office:value-type="string" calcext:value-type="string">
            <text:p><text:a xlink:href="https://www.aliexpress.com/item/1005006013251483.html" xlink:type="simple">AliExpress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3">
          <table:table-cell table:style-name="ce54" office:value-type="string" calcext:value-type="string">
            <text:p>Foam adhesive tape 5mmx5mmx4m</text:p>
          </table:table-cell>
          <table:table-cell table:style-name="ce61" table:number-columns-repeated="3"/>
          <table:table-cell table:style-name="ce61" office:value-type="float" office:value="1.44" calcext:value-type="float">
            <text:p>1.44</text:p>
          </table:table-cell>
          <table:table-cell table:style-name="ce73" office:value-type="float" office:value="1.86" calcext:value-type="float">
            <text:p>$1.86</text:p>
          </table:table-cell>
          <table:table-cell table:style-name="ce80" table:formula="of:=[.E27]*[.F27]" office:value-type="float" office:value="2.6784" calcext:value-type="float">
            <text:p>$2.68</text:p>
          </table:table-cell>
          <table:table-cell table:style-name="ce61" office:value-type="string" calcext:value-type="string">
            <text:p><text:a xlink:href="https://www.aliexpress.com/item/1005007345199935.html" xlink:type="simple">AliExpress</text:a></text:p>
          </table:table-cell>
          <table:table-cell table:style-name="ce61" table:number-columns-repeated="3"/>
          <table:table-cell table:style-name="ce61" office:value-type="string" calcext:value-type="string">
            <text:p>Cost is for total run for entire kit! Need to split to individual boards</text:p>
          </table:table-cell>
          <table:table-cell table:style-name="ce84"/>
          <table:table-cell table:number-columns-repeated="1011"/>
        </table:table-row>
        <table:table-row table:style-name="ro3">
          <table:table-cell table:style-name="ce54"/>
          <table:table-cell table:style-name="ce61" table:number-columns-repeated="4"/>
          <table:table-cell table:style-name="ce73"/>
          <table:table-cell table:style-name="ce80" table:formula="of:=[.E28]*[.F28]" office:value-type="float" office:value="0" calcext:value-type="float">
            <text:p/>
          </table:table-cell>
          <table:table-cell table:style-name="ce61" table:number-columns-repeated="5"/>
          <table:table-cell table:style-name="ce84"/>
          <table:table-cell table:number-columns-repeated="1011"/>
        </table:table-row>
        <table:table-row table:style-name="ro3">
          <table:table-cell table:style-name="ce57"/>
          <table:table-cell table:style-name="ce63" table:number-columns-repeated="4"/>
          <table:table-cell table:style-name="ce75"/>
          <table:table-cell table:style-name="ce75" table:formula="of:=[.E29]*[.F29]" office:value-type="float" office:value="0" calcext:value-type="float">
            <text:p/>
          </table:table-cell>
          <table:table-cell table:style-name="ce63" table:number-columns-repeated="5"/>
          <table:table-cell table:style-name="ce84"/>
          <table:table-cell table:number-columns-repeated="1011"/>
        </table:table-row>
        <table:table-row table:style-name="ro3">
          <table:table-cell table:style-name="ce58" table:number-columns-repeated="5"/>
          <table:table-cell table:style-name="ce76"/>
          <table:table-cell table:style-name="ce76" table:formula="of:=[.E30]*[.F30]" office:value-type="float" office:value="0" calcext:value-type="float">
            <text:p/>
          </table:table-cell>
          <table:table-cell table:style-name="ce58" table:number-columns-repeated="5"/>
          <table:table-cell table:number-columns-repeated="1012"/>
        </table:table-row>
        <table:table-row table:style-name="ro3">
          <table:table-cell table:number-columns-repeated="5"/>
          <table:table-cell table:style-name="ce77" office:value-type="string" calcext:value-type="string">
            <text:p>TOTAL</text:p>
          </table:table-cell>
          <table:table-cell table:style-name="ce81" table:formula="of:=SUM([.G4:.G30])" office:value-type="float" office:value="45.4964" calcext:value-type="float">
            <text:p>$45.50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32]*[.F3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XPORT BOM.HTML similar to what is seen here for the C64:</text:p>
          </table:table-cell>
          <table:table-cell table:number-columns-repeated="5"/>
          <table:table-cell table:style-name="ce81" table:formula="of:=[.E33]*[.F3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a xlink:href="https://htmlpreview.github.io/?https://raw.githubusercontent.com/bwack/C64-250407-Replica-KiCad/main/interactive-bom/ibom.html" xlink:type="simple">https://htmlpreview.github.io/?https://raw.githubusercontent.com/bwack/C64-250407-Replica-KiCad/main/interactive-bom/ibom.html</text:a></text:p>
          </table:table-cell>
          <table:table-cell table:number-columns-repeated="5"/>
          <table:table-cell table:style-name="ce81" table:formula="of:=[.E34]*[.F3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35]*[.F3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36]*[.F3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37]*[.F3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38]*[.F3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39]*[.F3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40]*[.F4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41]*[.F4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42]*[.F4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43]*[.F4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44]*[.F4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45]*[.F4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46]*[.F4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47]*[.F4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48]*[.F4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49]*[.F4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50]*[.F5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51]*[.F5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52]*[.F5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53]*[.F5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54]*[.F5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55]*[.F5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56]*[.F5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57]*[.F5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81" table:formula="of:=[.E58]*[.F58]" office:value-type="float" office:value="0" calcext:value-type="float">
            <text:p/>
          </table:table-cell>
          <table:table-cell table:number-columns-repeated="1017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BOM.L6:BOM.L7 BOM.A27:BOM.A29 BOM.B29:BOM.L29 BOM.B17:BOM.C17 BOM.I8:BOM.L26 BOM.B9:BOM.G9 BOM.B18:BOM.F28 BOM.E17:BOM.F17 BOM.B8:BOM.F16 BOM.G6:BOM.G8 BOM.H27:BOM.L28 BOM.G10:BOM.G28 BOM.A3:BOM.L5 BOM.A7:BOM.F7 BOM.H7:BOM.K7 BOM.I6:BOM.K6 BOM.E6:BOM.F6 BOM.A6:BOM.D7">
            <calcext:condition calcext:apply-style-name="Background Even Colour" calcext:value="formula-is(ISEVEN(ROW()))" calcext:base-cell-address="BOM.A3"/>
            <calcext:condition calcext:apply-style-name="Background Odd Colour" calcext:value="formula-is(ISODD(ROW()))" calcext:base-cell-address="BOM.A3"/>
          </calcext:conditional-format>
          <calcext:conditional-format calcext:target-range-address="BOM.A8:BOM.A26">
            <calcext:condition calcext:apply-style-name="Background Even Colour" calcext:value="formula-is(ISEVEN(ROW()))" calcext:base-cell-address="BOM.A8"/>
            <calcext:condition calcext:apply-style-name="Background Odd Colour" calcext:value="formula-is(ISODD(ROW()))" calcext:base-cell-address="BOM.A8"/>
          </calcext:conditional-format>
          <calcext:conditional-format calcext:target-range-address="BOM.D17:BOM.D17">
            <calcext:condition calcext:apply-style-name="Background Even Colour" calcext:value="formula-is(ISEVEN(ROW()))" calcext:base-cell-address="BOM.D17"/>
            <calcext:condition calcext:apply-style-name="Background Odd Colour" calcext:value="formula-is(ISODD(ROW()))" calcext:base-cell-address="BOM.D17"/>
          </calcext:conditional-format>
          <calcext:conditional-format calcext:target-range-address="BOM.H8:BOM.H26">
            <calcext:condition calcext:apply-style-name="Background Even Colour" calcext:value="formula-is(ISEVEN(ROW()))" calcext:base-cell-address="BOM.H8"/>
            <calcext:condition calcext:apply-style-name="Background Odd Colour" calcext:value="formula-is(ISODD(ROW()))" calcext:base-cell-address="BOM.H8"/>
          </calcext:conditional-format>
          <calcext:conditional-format calcext:target-range-address="BOM.H6:BOM.H6">
            <calcext:condition calcext:apply-style-name="Background Even Colour" calcext:value="formula-is(ISEVEN(ROW()))" calcext:base-cell-address="BOM.H6"/>
            <calcext:condition calcext:apply-style-name="Background Odd Colour" calcext:value="formula-is(ISODD(ROW()))" calcext:base-cell-address="BOM.H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20P0"/>
    </number:currency-style>
    <number:number-style style:name="N122P0" style:volatile="true">
      <number:text>$</number:text>
      <number:number number:decimal-places="2" number:min-decimal-places="2" number:min-integer-digits="1" number:grouping="true"/>
    </number:number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22P0"/>
    </number:currency-style>
    <number:number-style style:name="N124P0" style:volatile="true">
      <number:text>$ 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6P0" style:volatile="true">
      <number:text>$ </number:text>
      <number:number number:decimal-places="2" number:min-decimal-places="2" number:min-integer-digits="1" number:grouping="true"/>
    </number:number-style>
    <number:number-style style:name="N126P1" style:volatile="true">
      <style:text-properties fo:color="#ff0000"/>
      <number:text>-$ </number:text>
      <number:number number:decimal-places="2" number:min-decimal-places="2" number:min-integer-digits="1" number:grouping="true"/>
    </number:number-style>
    <number:number-style style:name="N126">
      <number:text/>
      <style:map style:condition="value()&gt;0" style:apply-style-name="N126P0"/>
      <style:map style:condition="value()&lt;0" style:apply-style-name="N126P1"/>
    </number:number-style>
    <number:currency-style style:name="N10118P0" style:volatile="true" number:language="en" number:country="NZ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18" number:language="en" number:country="NZ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18P0"/>
    </number:currency-style>
    <number:currency-style style:name="N20121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20121P1" style:volatile="true" number:language="en" number:country="GB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</number:currency-style>
    <number:number-style style:name="N20121" number:language="en" number:country="GB">
      <number:text/>
      <style:map style:condition="value()&gt;0" style:apply-style-name="N20121P0"/>
      <style:map style:condition="value()&lt;0" style:apply-style-name="N20121P1"/>
    </number:number-style>
    <number:currency-style style:name="N20122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20122" number:language="en" number:country="GB" number:title="User-defined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Background_20_Even_20_Colour" style:display-name="Background Even Colour" style:family="table-cell" style:parent-style-name="Default">
      <style:table-cell-properties fo:border-bottom="none" fo:background-color="#ffffd7" style:diagonal-bl-tr="none" style:diagonal-tl-br="none" fo:border-left="0.06pt solid #000000" fo:border-right="0.06pt solid #000000" fo:border-top="none"/>
    </style:style>
    <style:style style:name="Background_20_Odd_20_Colour" style:display-name="Background Odd Colour" style:family="table-cell" style:parent-style-name="Background_20_Even_20_Colour">
      <style:table-cell-properties fo:background-color="#e8f2a1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1:44:41.2315874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1-22T20:03:03.911409384</meta:creation-date>
    <dc:date>2025-02-21T12:23:06.567821360</dc:date>
    <meta:editing-duration>P2DT9H33M6S</meta:editing-duration>
    <meta:editing-cycles>99</meta:editing-cycles>
    <meta:generator>LibreOffice/24.2.7.2$Linux_X86_64 LibreOffice_project/420$Build-2</meta:generator>
    <meta:document-statistic meta:table-count="1" meta:cell-count="213" meta:object-count="0"/>
  </office:meta>
</office:document-meta>
</file>